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4.71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5.345cm"/>
    </style:style>
    <style:style style:name="co7" style:family="table-column">
      <style:table-column-properties fo:break-before="auto" style:column-width="9.948cm"/>
    </style:style>
    <style:style style:name="co9" style:family="table-column">
      <style:table-column-properties fo:break-before="auto" style:column-width="2.937cm"/>
    </style:style>
    <style:style style:name="co10" style:family="table-column">
      <style:table-column-properties fo:break-before="auto" style:column-width="9.472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4" table:default-cell-style-name="ce4"/>
        <table:table-column table:style-name="co7" table:default-cell-style-name="ce4"/>
        <table:table-column table:style-name="co9" table:default-cell-style-name="ce4"/>
        <table:table-column table:style-name="co4" table:number-columns-repeated="2" table:default-cell-style-name="ce4"/>
        <table:table-column table:style-name="co10" table:default-cell-style-name="ce4"/>
        <table:table-column table:style-name="co8" table:number-columns-repeated="55" table:default-cell-style-name="ce4"/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Manufacturer Number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SMD/ TH</text:p>
          </table:table-cell>
          <table:table-cell office:value-type="string" calcext:value-type="string">
            <text:p>PCB side</text:p>
          </table:table-cell>
          <table:table-cell office:value-type="string" calcext:value-type="string">
            <text:p>Comments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ntel</text:p>
          </table:table-cell>
          <table:table-cell table:style-name="ce2" office:value-type="string" calcext:value-type="string">
            <text:p>10M02SCE144C8G</text:p>
          </table:table-cell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GA - Field Programmable Gate Array,</text:p>
          </table:table-cell>
          <table:table-cell office:value-type="string" calcext:value-type="string">
            <text:p>144EQFP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When hand-soldering: Solder center pad from bottom sid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xas Instruments</text:p>
          </table:table-cell>
          <table:table-cell office:value-type="string" calcext:value-type="string">
            <text:p>THS7316DR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 Amplifiers 3-Ch HDTV Video Amp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exas Instruments</text:p>
          </table:table-cell>
          <table:table-cell office:value-type="string" calcext:value-type="string">
            <text:p>LM1117IMPX-3.3/NOPB</text:p>
          </table:table-cell>
          <table:table-cell office:value-type="string" calcext:value-type="string">
            <text:p>RE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O Voltage Regulators 800MA LDO LINEAR REG</text:p>
          </table:table-cell>
          <table:table-cell office:value-type="string" calcext:value-type="string">
            <text:p>SOT-223-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o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QD Frequency Products</text:p>
          </table:table-cell>
          <table:table-cell office:value-type="string" calcext:value-type="string">
            <text:p>LFSPXO024957Reel</text:p>
          </table:table-cell>
          <table:table-cell office:value-type="string" calcext:value-type="string">
            <text:p>OS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ard Clock Oscillators 25MHz 3.3V 50ppm -40C +85C</text:p>
          </table:table-cell>
          <table:table-cell office:value-type="string" calcext:value-type="string">
            <text:p>5 mm x 3.2 mm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iff</text:p>
          </table:table-cell>
          <table:table-cell office:value-type="string" calcext:value-type="string">
            <text:p>FC68125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RS Jack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exas Instruments</text:p>
          </table:table-cell>
          <table:table-cell office:value-type="string" calcext:value-type="string">
            <text:p>LVC245A</text:p>
          </table:table-cell>
          <table:table-cell office:value-type="string" calcext:value-type="string">
            <text:p>IC1,I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V Octal Bus Transceivers</text:p>
          </table:table-cell>
          <table:table-cell office:value-type="string" calcext:value-type="string">
            <text:p>TSSOP-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o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1,L2,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 inductors 10uH, 20%</text:p>
          </table:table-cell>
          <table:table-cell office:value-type="string" calcext:value-type="string">
            <text:p>0805L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ot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C1,C2,C3,C4,C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ramic capacitor 10uF, 16V, 20%</text:p>
          </table:table-cell>
          <table:table-cell office:value-type="string" calcext:value-type="string">
            <text:p>0805L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o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C6-C9,C11-C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eramic capacitor 100nF, 16V, 20%</text:p>
          </table:table-cell>
          <table:table-cell office:value-type="string" calcext:value-type="string">
            <text:p>0402C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ot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ck film resistor, 1.1k Ohm, 1%</text:p>
          </table:table-cell>
          <table:table-cell office:value-type="string" calcext:value-type="string">
            <text:p>0603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27,R28,R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ck film resistor, 75 Ohm, 1%</text:p>
          </table:table-cell>
          <table:table-cell office:value-type="string" calcext:value-type="string">
            <text:p>040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17,R18,R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ck film resistor, 150 Ohm, 1%</text:p>
          </table:table-cell>
          <table:table-cell office:value-type="string" calcext:value-type="string">
            <text:p>040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2,R7,R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ck film resistor, 1k Ohm, 1%</text:p>
          </table:table-cell>
          <table:table-cell office:value-type="string" calcext:value-type="string">
            <text:p>040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3,R8,R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ck film resistor, 2k Ohm, 1%</text:p>
          </table:table-cell>
          <table:table-cell office:value-type="string" calcext:value-type="string">
            <text:p>040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4,R9,R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ck film resistor, 4.02k Ohm, 1%</text:p>
          </table:table-cell>
          <table:table-cell office:value-type="string" calcext:value-type="string">
            <text:p>040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Extended Par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5,R10,R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ck film resistor, 8.06k Ohm, 1%</text:p>
          </table:table-cell>
          <table:table-cell office:value-type="string" calcext:value-type="string">
            <text:p>040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Extended Par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6,R11,R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ck film resistor, 16k Ohm, 1%</text:p>
          </table:table-cell>
          <table:table-cell office:value-type="string" calcext:value-type="string">
            <text:p>0603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R20-R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ick film resistor, 10k Ohm, 1%</text:p>
          </table:table-cell>
          <table:table-cell office:value-type="string" calcext:value-type="string">
            <text:p>0402R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JTA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ard pin header, 2x5 pins, 2.54mm, gold plated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J3,J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dard pin header, 1x2 pins, 2.54mm, gold plated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J5,J6,J7,J8,J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ndard pin header, 1 pin, gold plated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Bot</text:p>
          </table:table-cell>
          <table:table-cell table:number-columns-repeated="56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abelle2" table:style-name="ta1">
        <table:table-column table:style-name="co4" table:default-cell-style-name="ce4"/>
        <table:table-column table:style-name="co8" table:number-columns-repeated="1023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4" table:default-cell-style-name="ce4"/>
        <table:table-column table:style-name="co8" table:number-columns-repeated="1023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7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18:43:13.713839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Bas Gialopsos</meta:initial-creator>
    <meta:creation-date>2019-08-14T20:46:12Z</meta:creation-date>
    <dc:date>2021-03-26T18:43:46.589253838</dc:date>
    <meta:editing-cycles>23</meta:editing-cycles>
    <meta:editing-duration>PT3H37M32S</meta:editing-duration>
    <meta:document-statistic meta:table-count="3" meta:cell-count="161" meta:object-count="0"/>
  </office:meta>
</office:document-meta>
</file>